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41">
            <text:p>SRR-3841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3815.0">
            <text:p>38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06">
            <text:p>3.0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40">
            <text:p>SRR-3840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700.0">
            <text:p>57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94">
            <text:p>2.9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925">
            <text:p>St-1925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670.0">
            <text:p>66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09">
            <text:p>St-1809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970.0">
            <text:p>697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39">
            <text:p>SRR-3839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315.0">
            <text:p>53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72">
            <text:p>1.7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38">
            <text:p>SRR-3838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765.0">
            <text:p>57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11">
            <text:p>St-1811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5455.0">
            <text:p>5455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7">
            <text:p>-8.4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552">
            <text:p>St-1552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12">
            <text:p>St-1812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5945.0">
            <text:p>5945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